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5.909cm"/>
      <style:paragraph-properties style:writing-mode="lr-tb"/>
    </style:style>
    <style:style style:name="gr4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bottom" draw:auto-grow-height="false" fo:min-height="5.818cm" fo:min-width="6.1cm" fo:padding-top="0.014cm" fo:padding-bottom="0.014cm" fo:padding-left="0.014cm" fo:padding-right="0.014cm"/>
      <style:paragraph-properties style:writing-mode="lr-tb"/>
    </style:style>
    <style:style style:name="gr5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3.671cm" fo:min-width="0.8cm" fo:padding-top="0.014cm" fo:padding-bottom="0.014cm" fo:padding-left="0.014cm" fo:padding-right="0.014cm"/>
      <style:paragraph-properties style:writing-mode="lr-tb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948cm" fo:min-width="6.095cm" fo:padding-top="0.014cm" fo:padding-bottom="0.014cm" fo:padding-left="0.014cm" fo:padding-right="0.014cm"/>
      <style:paragraph-properties style:writing-mode="lr-tb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782cm" fo:min-width="1.041cm" fo:padding-top="0.014cm" fo:padding-bottom="0.014cm" fo:padding-left="0.014cm" fo:padding-right="0.014cm"/>
      <style:paragraph-properties style:writing-mode="lr-tb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198cm" fo:min-width="0.596cm" fo:padding-top="0.009cm" fo:padding-bottom="0.009cm" fo:padding-left="0.009cm" fo:padding-right="0.009cm"/>
    </style:style>
    <style:style style:name="gr10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1" style:family="graphic" style:parent-style-name="objectwithoutfill">
      <style:graphic-properties draw:stroke="solid" svg:stroke-width="0.035cm" svg:stroke-color="#000000" draw:marker-start="" draw:marker-start-width="0.252cm" draw:marker-end="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43cm" fo:min-width="0.968cm" fo:padding-top="0.009cm" fo:padding-bottom="0.009cm" fo:padding-left="0.009cm" fo:padding-right="0.009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022cm" fo:min-width="0.854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46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7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43cm"/>
      <style:paragraph-properties style:writing-mode="lr-tb"/>
    </style:style>
    <style:style style:name="gr17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1.022cm" fo:min-width="1.23cm" fo:padding-top="0.014cm" fo:padding-bottom="0.014cm" fo:padding-left="0.014cm" fo:padding-right="0.014cm"/>
      <style:paragraph-properties style:writing-mode="lr-tb"/>
    </style:style>
    <style:style style:name="gr18" style:family="graphic" style:parent-style-name="standard">
      <style:graphic-properties draw:stroke="none" draw:fill="none" draw:fill-color="#ffffff" fo:min-height="0.787cm"/>
      <style:paragraph-properties style:writing-mode="lr-tb"/>
    </style:style>
    <style:style style:name="gr19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62cm" fo:min-width="0.162cm" fo:padding-top="0.009cm" fo:padding-bottom="0.009cm" fo:padding-left="0.009cm" fo:padding-right="0.009cm"/>
    </style:style>
    <style:style style:name="gr20" style:family="graphic" style:parent-style-name="standard">
      <style:graphic-properties draw:stroke="none" svg:stroke-color="#000000" draw:fill="none" draw:fill-color="#ffffff" fo:min-height="0.308cm"/>
      <style:paragraph-properties style:writing-mode="lr-tb"/>
    </style:style>
    <style:style style:name="gr21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1.019cm" fo:min-width="1.23cm" fo:padding-top="0.014cm" fo:padding-bottom="0.014cm" fo:padding-left="0.014cm" fo:padding-right="0.014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687cm" fo:min-width="0.163cm" fo:padding-top="0.009cm" fo:padding-bottom="0.009cm" fo:padding-left="0.009cm" fo:padding-right="0.009cm"/>
    </style:style>
    <style:style style:name="gr23" style:family="graphic" style:parent-style-name="standard">
      <style:graphic-properties draw:stroke="none" draw:fill="none" draw:fill-color="#ffffff" fo:min-height="0.692cm"/>
      <style:paragraph-properties style:writing-mode="lr-tb"/>
    </style:style>
    <style:style style:name="gr24" style:family="graphic" style:parent-style-name="standard">
      <style:graphic-properties draw:stroke="none" draw:fill="none" draw:fill-color="#ffffff" fo:min-height="0.532cm"/>
      <style:paragraph-properties style:writing-mode="lr-tb"/>
    </style:style>
    <style:style style:name="gr2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62cm" fo:min-width="0.164cm" fo:padding-top="0.009cm" fo:padding-bottom="0.009cm" fo:padding-left="0.009cm" fo:padding-right="0.009cm"/>
    </style:style>
    <style:style style:name="gr26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3.792cm" fo:min-width="0.29cm" fo:padding-top="0.014cm" fo:padding-bottom="0.014cm" fo:padding-left="0.014cm" fo:padding-right="0.014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30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29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687cm" fo:min-width="0.164cm" fo:padding-top="0.009cm" fo:padding-bottom="0.009cm" fo:padding-left="0.009cm" fo:padding-right="0.009cm"/>
    </style:style>
    <style:style style:name="gr30" style:family="graphic" style:parent-style-name="standard">
      <style:graphic-properties draw:stroke="none" draw:fill="none" draw:fill-color="#ffffff" fo:min-height="0.757cm"/>
      <style:paragraph-properties style:writing-mode="lr-tb"/>
    </style:style>
    <style:style style:name="gr3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cm" fo:min-width="0.164cm" fo:padding-top="0.009cm" fo:padding-bottom="0.009cm" fo:padding-left="0.009cm" fo:padding-right="0.009cm"/>
    </style:style>
    <style:style style:name="gr3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14cm" fo:min-width="0.164cm" fo:padding-top="0.009cm" fo:padding-bottom="0.009cm" fo:padding-left="0.009cm" fo:padding-right="0.009cm"/>
    </style:style>
    <style:style style:name="gr33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8" style:family="paragraph">
      <loext:graphic-properties draw:fill="solid" draw:fill-color="#eeeeee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9" style:family="paragraph">
      <loext:graphic-properties draw:fill="none"/>
      <style:paragraph-properties fo:text-align="center"/>
      <style:text-properties style:font-name="Liberation Serif"/>
    </style:style>
    <style:style style:name="P10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1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12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13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4" style:family="paragraph">
      <style:paragraph-properties fo:text-align="center" style:writing-mode="lr-tb"/>
      <style:text-properties style:font-name="Liberation Serif" fo:font-size="5pt" style:font-size-asian="5pt" style:font-size-complex="5pt"/>
    </style:style>
    <style:style style:name="P15" style:family="paragraph">
      <loext:graphic-properties draw:fill-color="#dddddd"/>
      <style:paragraph-properties fo:text-align="center" style:writing-mode="lr-tb"/>
      <style:text-properties style:font-name="Liberation Serif" fo:font-size="5pt" style:font-size-asian="5pt" style:font-size-complex="5pt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18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9" style:family="paragraph">
      <loext:graphic-properties draw:fill="solid" draw:fill-color="#000000" draw:opacity="100%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20" style:family="paragraph">
      <loext:graphic-properties draw:fill="solid" draw:fill-color="#cccccc" draw:opacity="100%"/>
      <style:paragraph-properties fo:text-align="center"/>
      <style:text-properties style:font-name="Liberation Serif" fo:font-size="8pt" style:font-size-asian="8pt" style:font-size-complex="8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6pt"/>
    </style:style>
    <style:style style:name="P22" style:family="paragraph">
      <loext:graphic-properties draw:fill-color="#666666"/>
      <style:paragraph-properties fo:text-align="center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style:font-name="Liberation Serif" fo:font-size="8pt" style:font-size-asian="8pt" style:font-size-complex="8pt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style:font-size-asian="8pt" style:font-size-complex="8pt"/>
    </style:style>
    <style:style style:name="T9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</text:span><text:span text:style-name="T1">Neural Network </text:span><text:span text:style-name="T1">Deployment for </text:span><text:span text:style-name="T1">Low-Power </text:span><text:span text:style-name="T1">Embedded 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methodology efficiently deploys and accelerates floating-point neural networks on embedded systems, optimizing performance, energy consumption, and hardware utilization.</text:span></text:p>
          </draw:text-box>
        </draw:frame>
        <draw:frame draw:style-name="gr3" draw:text-style-name="P6" draw:layer="layout" svg:width="4.572cm" svg:height="6.159cm" svg:x="0.111cm" svg:y="2.178cm">
          <draw:text-box>
            <text:p text:style-name="P5"><text:span text:style-name="T3">Abstraction levels:</text:span></text:p>
            <text:list text:style-name="L2">
              <text:list-item>
                <text:p text:style-name="P5"><text:span text:style-name="T4">Model deployment</text:span></text:p>
              </text:list-item>
              <text:list-item>
                <text:p text:style-name="P5"><text:span text:style-name="T4">System infrastructure</text:span></text:p>
              </text:list-item>
              <text:list-item>
                <text:p text:style-name="P5"><text:span text:style-name="T3">Streamlined acceleration</text:span></text:p>
              </text:list-item>
              <text:list-item>
                <text:p text:style-name="P5"><text:span text:style-name="T4">Optimized processin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4" draw:text-style-name="P8" draw:layer="layout" svg:width="6.128cm" svg:height="5.846cm" svg:x="4.759cm" svg:y="2.266cm">
          <text:p text:style-name="P7"><text:span text:style-name="T5">Programmable Logic (P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5.867cm" svg:y1="6.085cm" svg:x2="5.867cm" svg:y2="3.262cm">
          <text:p/>
        </draw:line>
        <draw:custom-shape draw:style-name="gr6" draw:text-style-name="P10" draw:layer="layout" svg:width="0.828cm" svg:height="3.699cm" svg:x="11.358cm" svg:y="2.259cm">
          <text:p text:style-name="P7"><text:span text:style-name="T5">External</text:span></text:p>
          <text:p text:style-name="P7"><text:span text:style-name="T5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6.123cm" svg:height="0.976cm" svg:x="4.764cm" svg:y="2.268cm">
          <text:p text:style-name="P11"><text:span text:style-name="T6">ARM</text:span></text:p>
          <text:p text:style-name="P11"><text:span text:style-name="T6">Cortex-A9</text:span></text:p>
          <text:p text:style-name="P11"><text:span text:style-name="T5">Processing System (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.069cm" svg:height="0.81cm" svg:x="9.818cm" svg:y="2.427cm">
          <text:p text:style-name="P7"><text:span text:style-name="T5">DDR</text:span></text:p>
          <text:p text:style-name="P7"><text:span text:style-name="T5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0.766cm" svg:height="0.432cm" svg:x="10.739cm" svg:y="2.51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0" draw:text-style-name="P9" draw:layer="layout" svg:x1="8.703cm" svg:y1="7.106cm" svg:x2="8.703cm" svg:y2="6.28cm">
          <text:p/>
        </draw:line>
        <draw:line draw:style-name="gr11" draw:text-style-name="P9" draw:layer="layout" svg:x1="9.03cm" svg:y1="6.175cm" svg:x2="5.947cm" svg:y2="6.191cm">
          <text:p/>
        </draw:line>
        <draw:custom-shape draw:style-name="gr12" draw:text-style-name="P15" draw:layer="layout" svg:width="1.125cm" svg:height="0.521cm" svg:x="7.351cm" svg:y="6.575cm">
          <text:p text:style-name="P14"><text:span text:style-name="T7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5" draw:layer="layout" svg:width="1.126cm" svg:height="0.521cm" svg:x="7.343cm" svg:y="7.096cm">
          <text:p text:style-name="P14"><text:span text:style-name="T7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9" draw:layer="layout" svg:x1="9.105cm" svg:y1="7.107cm" svg:x2="9.105cm" svg:y2="6.281cm">
          <text:p/>
        </draw:line>
        <draw:custom-shape draw:style-name="gr13" draw:text-style-name="P10" draw:layer="layout" svg:width="0.882cm" svg:height="1.05cm" svg:x="8.476cm" svg:y="6.569cm">
          <text:p text:style-name="P7"><text:span text:style-name="T7">DMA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6" draw:layer="layout" svg:width="0.757cm" svg:height="0.714cm" svg:x="8.139cm" svg:y="6.183cm">
          <draw:text-box>
            <text:p><text:span text:style-name="T5">Rx</text:span></text:p>
          </draw:text-box>
        </draw:frame>
        <draw:frame draw:style-name="gr15" draw:text-style-name="P16" draw:layer="layout" svg:width="0.218cm" svg:height="0.824cm" svg:x="9.196cm" svg:y="6.162cm">
          <draw:text-box>
            <text:p><text:span text:style-name="T5">Tx</text:span></text:p>
          </draw:text-box>
        </draw:frame>
        <draw:frame draw:style-name="gr16" draw:text-style-name="P17" draw:layer="layout" svg:width="1.481cm" svg:height="1.093cm" svg:x="6.179cm" svg:y="5.777cm">
          <draw:text-box>
            <text:p><text:span text:style-name="T5">Interrupts</text:span></text:p>
          </draw:text-box>
        </draw:frame>
        <draw:line draw:style-name="gr10" draw:text-style-name="P9" draw:layer="layout" svg:x1="6.285cm" svg:y1="7.106cm" svg:x2="6.285cm" svg:y2="6.28cm">
          <text:p/>
        </draw:line>
        <draw:custom-shape draw:style-name="gr17" draw:text-style-name="P19" draw:layer="layout" svg:width="1.258cm" svg:height="1.05cm" svg:x="6.089cm" svg:y="6.569cm">
          <text:p text:style-name="P18"><text:span text:style-name="T8">Tensor</text:span></text:p>
          <text:p text:style-name="P18"><text:span text:style-name="T8">Processo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1.544cm" svg:height="1.037cm" svg:x="9.372cm" svg:y="6.334cm">
          <draw:text-box>
            <text:p><text:span text:style-name="T5">AXI</text:span></text:p>
            <text:p><text:span text:style-name="T5">Master</text:span></text:p>
          </draw:text-box>
        </draw:frame>
        <draw:custom-shape draw:style-name="gr19" draw:text-style-name="P13" draw:layer="layout" svg:width="0.36cm" svg:height="1.098cm" draw:transform="rotate (-1.5707963267949) translate (10.467cm 6.91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0" draw:text-style-name="P9" draw:layer="layout" svg:x1="5.954cm" svg:y1="6.195cm" svg:x2="5.868cm" svg:y2="6.085cm">
          <text:p/>
        </draw:line>
        <draw:line draw:style-name="gr11" draw:text-style-name="P9" draw:layer="layout" svg:x1="9.028cm" svg:y1="3.765cm" svg:x2="5.947cm" svg:y2="3.779cm">
          <text:p/>
        </draw:line>
        <draw:custom-shape draw:style-name="gr12" draw:text-style-name="P15" draw:layer="layout" svg:width="1.125cm" svg:height="0.521cm" svg:x="7.351cm" svg:y="4.161cm">
          <text:p text:style-name="P14"><text:span text:style-name="T7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5" draw:layer="layout" svg:width="1.126cm" svg:height="0.521cm" svg:x="7.343cm" svg:y="4.683cm">
          <text:p text:style-name="P14"><text:span text:style-name="T7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7" draw:layer="layout" svg:width="1.598cm" svg:height="0.558cm" svg:x="6.189cm" svg:y="3.363cm">
          <draw:text-box>
            <text:p><text:span text:style-name="T5">Interrupts</text:span></text:p>
          </draw:text-box>
        </draw:frame>
        <draw:line draw:style-name="gr10" draw:text-style-name="P9" draw:layer="layout" svg:x1="6.285cm" svg:y1="4.698cm" svg:x2="6.285cm" svg:y2="3.872cm">
          <text:p/>
        </draw:line>
        <draw:line draw:style-name="gr10" draw:text-style-name="P9" draw:layer="layout" svg:x1="6.284cm" svg:y1="3.882cm" svg:x2="6.198cm" svg:y2="3.772cm">
          <text:p/>
        </draw:line>
        <draw:custom-shape draw:style-name="gr21" draw:text-style-name="P19" draw:layer="layout" svg:width="1.258cm" svg:height="1.047cm" svg:x="6.089cm" svg:y="4.157cm">
          <text:p text:style-name="P18"><text:span text:style-name="T8">Tensor</text:span></text:p>
          <text:p text:style-name="P18"><text:span text:style-name="T8">Processo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0.361cm" svg:height="0.879cm" draw:transform="rotate (1.5707963267949) translate (5.202cm 4.84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7" draw:layer="layout" svg:width="1.05cm" svg:height="0.942cm" svg:x="5.2cm" svg:y="3.933cm">
          <draw:text-box>
            <text:p><text:span text:style-name="T5">AXI</text:span></text:p>
            <text:p><text:span text:style-name="T5">Lite</text:span></text:p>
          </draw:text-box>
        </draw:frame>
        <draw:frame draw:style-name="gr24" draw:text-style-name="P17" draw:layer="layout" svg:width="1.544cm" svg:height="0.782cm" svg:x="9.386cm" svg:y="3.957cm">
          <draw:text-box>
            <text:p><text:span text:style-name="T5">AXI</text:span></text:p>
            <text:p><text:span text:style-name="T5">Master</text:span></text:p>
          </draw:text-box>
        </draw:frame>
        <draw:custom-shape draw:style-name="gr25" draw:text-style-name="P13" draw:layer="layout" svg:width="0.362cm" svg:height="1.098cm" draw:transform="rotate (-1.5707963267949) translate (10.467cm 4.505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0" draw:text-style-name="P9" draw:layer="layout" svg:x1="5.954cm" svg:y1="3.783cm" svg:x2="5.868cm" svg:y2="3.673cm">
          <text:p/>
        </draw:line>
        <draw:custom-shape draw:style-name="gr26" draw:text-style-name="P20" draw:layer="layout" svg:width="0.318cm" svg:height="3.82cm" svg:x="10.479cm" svg:y="4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1" draw:layer="layout" svg:width="3.73cm" svg:height="0.554cm" draw:transform="rotate (1.5707963267949) translate (10.366cm 7.932cm)">
          <draw:text-box>
            <text:p text:style-name="P1"><text:span text:style-name="T9">AXI Memory Interconnect</text:span></text:p>
          </draw:text-box>
        </draw:frame>
        <draw:custom-shape draw:style-name="gr26" draw:text-style-name="P20" draw:layer="layout" svg:width="0.318cm" svg:height="3.82cm" svg:x="4.865cm" svg:y="4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1" draw:layer="layout" svg:width="3.73cm" svg:height="0.554cm" draw:transform="rotate (1.5707963267949) translate (4.739cm 7.932cm)">
          <draw:text-box>
            <text:p text:style-name="P1"><text:span text:style-name="T9">AXI Peripheral Interconnect</text:span></text:p>
          </draw:text-box>
        </draw:frame>
        <draw:line draw:style-name="gr10" draw:text-style-name="P9" draw:layer="layout" svg:x1="8.703cm" svg:y1="6.29cm" svg:x2="8.617cm" svg:y2="6.18cm">
          <text:p/>
        </draw:line>
        <draw:line draw:style-name="gr10" draw:text-style-name="P9" draw:layer="layout" svg:x1="9.103cm" svg:y1="6.291cm" svg:x2="9.017cm" svg:y2="6.181cm">
          <text:p/>
        </draw:line>
        <draw:line draw:style-name="gr10" draw:text-style-name="P9" draw:layer="layout" svg:x1="6.284cm" svg:y1="6.29cm" svg:x2="6.198cm" svg:y2="6.18cm">
          <text:p/>
        </draw:line>
        <draw:line draw:style-name="gr10" draw:text-style-name="P9" draw:layer="layout" svg:x1="8.702cm" svg:y1="4.686cm" svg:x2="8.702cm" svg:y2="3.86cm">
          <text:p/>
        </draw:line>
        <draw:line draw:style-name="gr10" draw:text-style-name="P9" draw:layer="layout" svg:x1="9.104cm" svg:y1="4.687cm" svg:x2="9.104cm" svg:y2="3.861cm">
          <text:p/>
        </draw:line>
        <draw:custom-shape draw:style-name="gr13" draw:text-style-name="P10" draw:layer="layout" svg:width="0.882cm" svg:height="1.05cm" svg:x="8.475cm" svg:y="4.148cm">
          <text:p text:style-name="P7"><text:span text:style-name="T7">DMA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6" draw:layer="layout" svg:width="0.889cm" svg:height="0.823cm" svg:x="8.15cm" svg:y="3.764cm">
          <draw:text-box>
            <text:p><text:span text:style-name="T5">Rx</text:span></text:p>
          </draw:text-box>
        </draw:frame>
        <draw:frame draw:style-name="gr28" draw:text-style-name="P16" draw:layer="layout" svg:width="0.218cm" svg:height="0.823cm" svg:x="9.206cm" svg:y="3.731cm">
          <draw:text-box>
            <text:p><text:span text:style-name="T5">Tx</text:span></text:p>
          </draw:text-box>
        </draw:frame>
        <draw:line draw:style-name="gr10" draw:text-style-name="P9" draw:layer="layout" svg:x1="8.702cm" svg:y1="3.87cm" svg:x2="8.616cm" svg:y2="3.76cm">
          <text:p/>
        </draw:line>
        <draw:line draw:style-name="gr10" draw:text-style-name="P9" draw:layer="layout" svg:x1="9.102cm" svg:y1="3.871cm" svg:x2="9.016cm" svg:y2="3.761cm">
          <text:p/>
        </draw:line>
        <draw:custom-shape draw:style-name="gr29" draw:text-style-name="P13" draw:layer="layout" svg:width="0.362cm" svg:height="0.879cm" draw:transform="rotate (1.5707963267949) translate (5.203cm 7.27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0" draw:text-style-name="P17" draw:layer="layout" svg:width="0.923cm" svg:height="1.007cm" svg:x="5.201cm" svg:y="6.375cm">
          <draw:text-box>
            <text:p><text:span text:style-name="T5">AXI</text:span></text:p>
            <text:p><text:span text:style-name="T5">Lite</text:span></text:p>
          </draw:text-box>
        </draw:frame>
        <draw:custom-shape draw:style-name="gr31" draw:text-style-name="P13" draw:layer="layout" svg:width="0.362cm" svg:height="0.896cm" svg:x="4.851cm" svg:y="3.261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3" draw:layer="layout" svg:width="0.362cm" svg:height="0.914cm" svg:x="10.467cm" svg:y="3.24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22" draw:layer="layout" svg:width="0.111cm" svg:height="0.111cm" svg:x="6.629cm" svg:y="5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0.11cm" svg:height="0.109cm" svg:x="6.628cm" svg:y="5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0.11cm" svg:height="0.112cm" svg:x="6.627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0.11cm" svg:height="0.11cm" svg:x="8.873cm" svg:y="5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0.11cm" svg:height="0.109cm" svg:x="8.873cm" svg:y="5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0.108cm" svg:height="0.11cm" svg:x="8.873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4.191cm" svg:height="0.762cm" svg:x="0.24cm" svg:y="5.4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9:24:15.684551381</dc:date>
    <meta:editing-duration>PT3H40M57S</meta:editing-duration>
    <meta:editing-cycles>46</meta:editing-cycles>
    <meta:generator>LibreOffice/6.4.7.2$Linux_X86_64 LibreOffice_project/40$Build-2</meta:generator>
    <meta:document-statistic meta:object-count="60"/>
  </office:meta>
</office:document-meta>
</file>